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aea79f" draw:fill="solid" draw:fill-color="#dddddd" draw:textarea-horizontal-align="justify" draw:textarea-vertical-align="middle" draw:auto-grow-height="false" fo:min-height="0.763cm" fo:min-width="0.086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aea79f" draw:fill="solid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solid" draw:fill-color="#111111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ccff"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33ff99"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6666ff"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ff6600"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0.7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111111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xml:id="id1" draw:id="id1">
          <draw:custom-shape draw:style-name="gr1" draw:text-style-name="P1" draw:layer="layout" svg:width="0.648cm" svg:height="1.075cm" svg:x="0.947cm" svg:y="6.29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192cm" svg:height="0.192cm" svg:x="1.043cm" svg:y="6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1.297cm" svg:y="6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1.297cm" svg:y="6.6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 xml:id="id3" draw:id="id3">
            <draw:custom-shape draw:style-name="gr3" draw:text-style-name="P1" draw:layer="layout" svg:width="0.648cm" svg:height="1.075cm" svg:x="2.979cm" svg:y="8.17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3.075cm" svg:y="8.2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329cm" svg:y="8.2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329cm" svg:y="8.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3.373cm" svg:y="7.95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4" draw:id="id14">
          <draw:g xml:id="id4" draw:id="id4">
            <draw:custom-shape draw:style-name="gr3" draw:text-style-name="P1" draw:layer="layout" svg:width="0.648cm" svg:height="1.075cm" svg:x="2.888cm" svg:y="12.39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2.984cm" svg:y="12.4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238cm" svg:y="12.4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238cm" svg:y="12.7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3.353cm" svg:y="12.39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20" draw:id="id20">
          <draw:g xml:id="id5" draw:id="id5">
            <draw:custom-shape draw:style-name="gr3" draw:text-style-name="P1" draw:layer="layout" svg:width="0.648cm" svg:height="1.075cm" svg:x="7.79cm" svg:y="3.7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7.886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14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14cm" svg:y="4.1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7.536cm" svg:y="3.49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8.14cm" svg:y="3.49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8" draw:id="id18">
          <draw:g xml:id="id7" draw:id="id7">
            <draw:custom-shape draw:style-name="gr3" draw:text-style-name="P1" draw:layer="layout" svg:width="0.648cm" svg:height="1.075cm" svg:x="7.874cm" svg:y="8.16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7.97cm" svg:y="8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224cm" svg:y="8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224cm" svg:y="8.5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8.282cm" svg:y="7.945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8.282cm" svg:y="8.199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5" draw:id="id15">
          <draw:g xml:id="id6" draw:id="id6">
            <draw:custom-shape draw:style-name="gr3" draw:text-style-name="P1" draw:layer="layout" svg:width="0.648cm" svg:height="1.075cm" svg:x="7.783cm" svg:y="12.38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7.879cm" svg:y="12.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133cm" svg:y="12.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133cm" svg:y="12.7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8.133cm" svg:y="12.38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7.634cm" svg:y="12.19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>
          <draw:g xml:id="id8" draw:id="id8">
            <draw:custom-shape draw:style-name="gr3" draw:text-style-name="P1" draw:layer="layout" svg:width="0.648cm" svg:height="1.075cm" svg:x="11.071cm" svg:y="8.12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1.167cm" svg:y="8.2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1.421cm" svg:y="8.2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1.421cm" svg:y="8.4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10.854cm" svg:y="7.919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11.397cm" svg:y="7.87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11.397cm" svg:y="8.139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9" draw:id="id9">
          <draw:g>
            <draw:custom-shape draw:style-name="gr3" draw:text-style-name="P1" draw:layer="layout" svg:width="0.648cm" svg:height="1.075cm" svg:x="13.723cm" svg:y="3.73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3.819cm" svg:y="3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073cm" svg:y="3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073cm" svg:y="4.0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13.828cm" svg:y="3.55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0" draw:id="id10">
          <draw:g xml:id="id2" draw:id="id2">
            <draw:custom-shape draw:style-name="gr3" draw:text-style-name="P1" draw:layer="layout" svg:width="0.648cm" svg:height="1.075cm" svg:x="2.895cm" svg:y="3.7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2.991cm" svg:y="3.8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245cm" svg:y="3.8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245cm" svg:y="4.1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2.748cm" svg:y="3.50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2.75cm" svg:y="3.508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3" draw:id="id13">
          <draw:g>
            <draw:custom-shape draw:style-name="gr3" draw:text-style-name="P1" draw:layer="layout" svg:width="0.648cm" svg:height="1.075cm" svg:x="13.807cm" svg:y="8.1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3.903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157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157cm" svg:y="8.5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79cm" svg:height="0.438cm" svg:x="14.157cm" svg:y="8.262cm" svg:viewBox="0 0 480 439" svg:d="M477 255c14-48-31-75-67-77-47-3-72-16-112-19-41-2-69-34-102-53-36-21-36-57-67-85-27-24-64-33-90 2-28 38-7 72 18 89 43 28 103 61 104 108 1 31-33 55-71 68-35 11-78 28-88 62-13 38 47 118 101 77 26-20 44-49 66-73 24-25 57-47 92-55 43-10 92-16 135 4l39 2 31-18 14-19z">
            <text:p/>
          </draw:path>
        </draw:g>
        <draw:g xml:id="id11" draw:id="id11">
          <draw:g>
            <draw:custom-shape draw:style-name="gr3" draw:text-style-name="P1" draw:layer="layout" svg:width="0.648cm" svg:height="1.075cm" svg:x="13.716cm" svg:y="12.37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3.812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066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066cm" svg:y="12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62cm" svg:height="0.485cm" svg:x="13.761cm" svg:y="12.565cm" svg:viewBox="0 0 463 486" svg:d="M20 465c32 38 80 16 102-12 29-37 53-50 78-81 25-33 68-38 102-54 38-18 68 3 108-7 35-9 63-34 49-76-15-44-55-46-83-35-47 19-108 50-148 24-26-17-27-59-15-97 10-35 21-80-2-108-24-32-123-28-120 40 2 33 16 64 22 96 7 34 6 73-6 107-17 41-40 85-80 109l-24 31-3 36 7 21z">
            <text:p/>
          </draw:path>
        </draw:g>
        <draw:g xml:id="id17" draw:id="id17">
          <draw:g>
            <draw:custom-shape draw:style-name="gr3" draw:text-style-name="P1" draw:layer="layout" svg:width="0.648cm" svg:height="1.075cm" svg:x="18.043cm" svg:y="3.73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8.139cm" svg:y="3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393cm" svg:y="3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393cm" svg:y="4.0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18.148cm" svg:y="3.55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43cm" svg:height="0.492cm" svg:x="18.445cm" svg:y="3.9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g xml:id="id19" draw:id="id19">
          <draw:g>
            <draw:custom-shape draw:style-name="gr3" draw:text-style-name="P1" draw:layer="layout" svg:width="0.648cm" svg:height="1.075cm" svg:x="18.036cm" svg:y="12.37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8.132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386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386cm" svg:y="12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62cm" svg:height="0.485cm" svg:x="18.081cm" svg:y="12.565cm" svg:viewBox="0 0 463 486" svg:d="M20 465c32 38 80 16 102-12 29-37 53-50 78-81 25-33 68-38 102-54 38-18 68 3 108-7 35-9 63-34 49-76-15-44-55-46-83-35-47 19-108 50-148 24-26-17-27-59-15-97 10-35 21-80-2-108-24-32-123-28-120 40 2 33 16 64 22 96 7 34 6 73-6 107-17 41-40 85-80 109l-24 31-3 36 7 21z">
            <text:p/>
          </draw:path>
          <draw:path draw:style-name="gr5" draw:text-style-name="P3" draw:layer="layout" svg:width="0.443cm" svg:height="0.492cm" svg:x="18.445cm" svg:y="12.295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g xml:id="id16" draw:id="id16">
          <draw:g>
            <draw:custom-shape draw:style-name="gr3" draw:text-style-name="P1" draw:layer="layout" svg:width="0.648cm" svg:height="1.075cm" svg:x="18.127cm" svg:y="8.1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8.223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477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477cm" svg:y="8.5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79cm" svg:height="0.438cm" svg:x="18.477cm" svg:y="8.262cm" svg:viewBox="0 0 480 439" svg:d="M477 255c14-48-31-75-67-77-47-3-72-16-112-19-41-2-69-34-102-53-36-21-36-57-67-85-27-24-64-33-90 2-28 38-7 72 18 89 43 28 103 61 104 108 1 31-33 55-71 68-35 11-78 28-88 62-13 38 47 118 101 77 26-20 44-49 66-73 24-25 57-47 92-55 43-10 92-16 135 4l39 2 31-18 14-19z">
            <text:p/>
          </draw:path>
          <draw:path draw:style-name="gr5" draw:text-style-name="P3" draw:layer="layout" svg:width="0.443cm" svg:height="0.492cm" svg:x="18.033cm" svg:y="7.911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connector draw:style-name="gr6" draw:text-style-name="P4" draw:layer="layout" draw:type="curve" svg:x1="1.595cm" svg:y1="6.835cm" svg:x2="2.895cm" svg:y2="4.295cm" draw:start-shape="id1" draw:start-glue-point="1" draw:end-shape="id2" draw:end-glue-point="3" svg:d="M1595 6835c976 0 327-2540 1300-2540" svg:viewBox="0 0 1301 2541">
          <text:p/>
        </draw:connector>
        <draw:connector draw:style-name="gr6" draw:text-style-name="P4" draw:layer="layout" draw:type="curve" svg:x1="1.595cm" svg:y1="6.835cm" svg:x2="2.979cm" svg:y2="8.71cm" draw:start-shape="id1" draw:start-glue-point="1" draw:end-shape="id3" draw:end-glue-point="3" svg:d="M1595 6835c1039 0 348 1875 1384 1875" svg:viewBox="0 0 1385 1876">
          <text:p/>
        </draw:connector>
        <draw:connector draw:style-name="gr6" draw:text-style-name="P4" draw:layer="layout" draw:type="curve" svg:x1="1.595cm" svg:y1="6.835cm" svg:x2="2.888cm" svg:y2="12.931cm" draw:start-shape="id1" draw:start-glue-point="1" draw:end-shape="id4" draw:end-glue-point="3" svg:d="M1595 6835c970 0 324 6096 1293 6096" svg:viewBox="0 0 1294 6097">
          <text:p/>
        </draw:connector>
        <draw:connector draw:style-name="gr7" draw:text-style-name="P4" draw:layer="layout" draw:type="curve" svg:x1="3.543cm" svg:y1="4.295cm" svg:x2="7.79cm" svg:y2="4.288cm" draw:start-shape="id2" draw:start-glue-point="1" draw:end-shape="id5" draw:end-glue-point="3" svg:d="M3543 4295c3186 0 1063-7 4247-7" svg:viewBox="0 0 4248 8">
          <text:p/>
        </draw:connector>
        <draw:connector draw:style-name="gr7" draw:text-style-name="P4" draw:layer="layout" draw:type="curve" svg:x1="3.543cm" svg:y1="4.295cm" svg:x2="7.783cm" svg:y2="12.924cm" draw:start-shape="id2" draw:start-glue-point="1" draw:end-shape="id6" draw:end-glue-point="3" svg:d="M3543 4295c3181 0 1062 8629 4240 8629" svg:viewBox="0 0 4241 8630">
          <text:p/>
        </draw:connector>
        <draw:connector draw:style-name="gr7" draw:text-style-name="P4" draw:layer="layout" draw:type="curve" svg:x1="3.627cm" svg:y1="8.71cm" svg:x2="7.79cm" svg:y2="4.288cm" draw:start-shape="id3" draw:start-glue-point="1" draw:end-shape="id5" draw:end-glue-point="3" svg:d="M3627 8710c3123 0 1042-4422 4163-4422" svg:viewBox="0 0 4164 4423">
          <text:p/>
        </draw:connector>
        <draw:connector draw:style-name="gr7" draw:text-style-name="P4" draw:layer="layout" draw:type="curve" svg:x1="3.627cm" svg:y1="8.71cm" svg:x2="7.874cm" svg:y2="8.703cm" draw:start-shape="id3" draw:start-glue-point="1" draw:end-shape="id7" draw:end-glue-point="3" svg:d="M3627 8710c3186 0 1063-7 4247-7" svg:viewBox="0 0 4248 8">
          <text:p/>
        </draw:connector>
        <draw:connector draw:style-name="gr7" draw:text-style-name="P4" draw:layer="layout" draw:type="curve" svg:x1="3.536cm" svg:y1="12.931cm" svg:x2="7.783cm" svg:y2="12.924cm" draw:start-shape="id4" draw:end-shape="id6" draw:end-glue-point="3" svg:d="M3536 12931c3186 0 1063-7 4247-7" svg:viewBox="0 0 4248 8">
          <text:p/>
        </draw:connector>
        <draw:connector draw:style-name="gr7" draw:text-style-name="P4" draw:layer="layout" draw:type="curve" svg:x1="3.536cm" svg:y1="12.931cm" svg:x2="7.874cm" svg:y2="8.703cm" draw:start-shape="id4" draw:start-glue-point="1" draw:end-shape="id7" draw:end-glue-point="3" svg:d="M3536 12931c3255 0 1086-4228 4338-4228" svg:viewBox="0 0 4339 4229">
          <text:p/>
        </draw:connector>
        <draw:connector draw:style-name="gr8" draw:text-style-name="P4" draw:layer="layout" draw:type="curve" svg:x1="8.438cm" svg:y1="4.288cm" svg:x2="11.071cm" svg:y2="8.665cm" draw:start-shape="id5" draw:start-glue-point="1" draw:end-shape="id8" draw:end-glue-point="3" svg:d="M8438 4288c1975 0 659 4377 2633 4377" svg:viewBox="0 0 2634 4378">
          <text:p/>
        </draw:connector>
        <draw:connector draw:style-name="gr8" draw:text-style-name="P4" draw:layer="layout" draw:type="curve" svg:x1="8.522cm" svg:y1="8.703cm" svg:x2="11.071cm" svg:y2="8.665cm" draw:start-shape="id7" draw:end-shape="id8" svg:d="M8522 8703c1912 0 638-38 2549-38" svg:viewBox="0 0 2550 39">
          <text:p/>
        </draw:connector>
        <draw:connector draw:style-name="gr8" draw:text-style-name="P4" draw:layer="layout" draw:type="curve" svg:x1="8.431cm" svg:y1="12.924cm" svg:x2="11.071cm" svg:y2="8.665cm" draw:start-shape="id6" draw:start-glue-point="1" draw:end-shape="id8" draw:end-glue-point="3" svg:d="M8431 12924c1981 0 662-4259 2640-4259" svg:viewBox="0 0 2641 4260">
          <text:p/>
        </draw:connector>
        <draw:connector draw:style-name="gr9" draw:text-style-name="P4" draw:layer="layout" draw:type="curve" draw:line-skew="-2.012cm" svg:x1="3.219cm" svg:y1="3.758cm" svg:x2="14.047cm" svg:y2="3.556cm" draw:start-shape="id2" draw:end-shape="id9" draw:end-glue-point="0" svg:d="M3219 3758c0-4072 10828-3971 10828-202" svg:viewBox="0 0 10829 3042">
          <text:p/>
        </draw:connector>
        <draw:connector draw:style-name="gr9" draw:text-style-name="P4" draw:layer="layout" draw:type="curve" draw:line-skew="1.482cm" svg:x1="3.145cm" svg:y1="4.833cm" svg:x2="14.04cm" svg:y2="12.372cm" draw:start-shape="id10" draw:start-glue-point="2" draw:end-shape="id11" draw:end-glue-point="0" svg:d="M3145 4833c0 7876 10895 4107 10895 7539" svg:viewBox="0 0 10896 7540">
          <text:p/>
        </draw:connector>
        <draw:connector draw:style-name="gr9" draw:text-style-name="P4" draw:layer="layout" draw:type="curve" draw:line-skew="-0.436cm" svg:x1="3.394cm" svg:y1="7.952cm" svg:x2="14.047cm" svg:y2="3.556cm" draw:start-shape="id12" draw:start-glue-point="0" draw:end-shape="id9" draw:end-glue-point="0" svg:d="M3394 7952c0-7999 10653-5801 10653-4396" svg:viewBox="0 0 10654 5776">
          <text:p/>
        </draw:connector>
        <draw:connector draw:style-name="gr9" draw:text-style-name="P4" draw:layer="layout" draw:type="curve" draw:line-skew="-0.293cm" svg:x1="3.394cm" svg:y1="7.952cm" svg:x2="14.222cm" svg:y2="8.151cm" draw:start-shape="id12" draw:start-glue-point="0" draw:end-shape="id13" draw:end-glue-point="0" svg:d="M3394 7952c0-1191 10828-1290 10828 199" svg:viewBox="0 0 10829 1106">
          <text:p/>
        </draw:connector>
        <draw:connector draw:style-name="gr9" draw:text-style-name="P4" draw:layer="layout" draw:type="curve" draw:line-skew="1.523cm" svg:x1="3.339cm" svg:y1="13.469cm" svg:x2="14.04cm" svg:y2="13.447cm" draw:start-shape="id14" draw:start-glue-point="2" draw:end-shape="id11" svg:d="M3339 13469c0 3036 10701 3047 10701-22" svg:viewBox="0 0 10702 2301">
          <text:p/>
        </draw:connector>
        <draw:connector draw:style-name="gr9" draw:text-style-name="P4" draw:layer="layout" draw:type="curve" draw:line-skew="-0.518cm" svg:x1="3.339cm" svg:y1="12.394cm" svg:x2="14.222cm" svg:y2="9.226cm" draw:start-shape="id14" draw:start-glue-point="0" draw:end-shape="id13" draw:end-glue-point="2" svg:d="M3339 12394c0-3153 10883-1569 10883-3168" svg:viewBox="0 0 10884 3169">
          <text:p/>
        </draw:connector>
        <draw:connector draw:style-name="gr10" draw:text-style-name="P4" draw:layer="layout" draw:type="curve" svg:x1="8.102cm" svg:y1="12.192cm" svg:x2="18.495cm" svg:y2="9.226cm" draw:start-shape="id15" draw:start-glue-point="0" draw:end-shape="id16" draw:end-glue-point="2" svg:d="M8102 12192c0-2224 10393-742 10393-2966" svg:viewBox="0 0 10394 2967">
          <text:p/>
        </draw:connector>
        <draw:connector draw:style-name="gr10" draw:text-style-name="P4" draw:layer="layout" draw:type="curve" draw:line-skew="1.469cm" svg:x1="8.102cm" svg:y1="12.192cm" svg:x2="18.466cm" svg:y2="4.811cm" draw:start-shape="id15" draw:start-glue-point="0" draw:end-shape="id17" draw:end-glue-point="2" svg:d="M8102 12192c0-3331 10364 359 10364-7381" svg:viewBox="0 0 10365 7382">
          <text:p/>
        </draw:connector>
        <draw:connector draw:style-name="gr10" draw:text-style-name="P4" draw:layer="layout" draw:type="curve" svg:x1="8.296cm" svg:y1="7.945cm" svg:x2="18.466cm" svg:y2="4.811cm" draw:start-shape="id18" draw:start-glue-point="0" draw:end-shape="id17" draw:end-glue-point="2" svg:d="M8296 7945c0-2350 10170-784 10170-3134" svg:viewBox="0 0 10171 3135">
          <text:p/>
        </draw:connector>
        <draw:connector draw:style-name="gr10" draw:text-style-name="P4" draw:layer="layout" draw:type="curve" svg:x1="8.296cm" svg:y1="9.241cm" svg:x2="18.462cm" svg:y2="12.295cm" draw:start-shape="id18" draw:start-glue-point="2" draw:end-shape="id19" draw:end-glue-point="0" svg:d="M8296 9241c0 2290 10166 764 10166 3054" svg:viewBox="0 0 10167 3055">
          <text:p/>
        </draw:connector>
        <draw:connector draw:style-name="gr10" draw:text-style-name="P4" draw:layer="layout" draw:type="curve" draw:line-skew="-0.527cm" svg:x1="8.056cm" svg:y1="4.826cm" svg:x2="18.495cm" svg:y2="7.911cm" draw:start-shape="id20" draw:start-glue-point="2" draw:end-shape="id16" svg:d="M8056 4826c0 1524 10439-18 10439 3085" svg:viewBox="0 0 10440 3086">
          <text:p/>
        </draw:connector>
        <draw:connector draw:style-name="gr10" draw:text-style-name="P4" draw:layer="layout" draw:type="curve" draw:line-skew="1.556cm" svg:x1="8.056cm" svg:y1="4.826cm" svg:x2="18.462cm" svg:y2="12.295cm" draw:start-shape="id20" draw:start-glue-point="2" draw:end-shape="id19" svg:d="M8056 4826c0 7936 10406 4202 10406 7469" svg:viewBox="0 0 10407 7470">
          <text:p/>
        </draw:connector>
        <draw:connector draw:style-name="gr11" draw:text-style-name="P4" draw:layer="layout" draw:type="curve" svg:x1="14.371cm" svg:y1="4.183cm" svg:x2="18.043cm" svg:y2="4.183cm" draw:start-shape="id9" draw:start-glue-point="1" draw:end-shape="id17" draw:end-glue-point="3" svg:d="M14371 4183h3672" svg:viewBox="0 0 3673 1">
          <text:p/>
        </draw:connector>
        <draw:connector draw:style-name="gr11" draw:text-style-name="P4" draw:layer="layout" draw:type="curve" svg:x1="14.637cm" svg:y1="8.688cm" svg:x2="18.033cm" svg:y2="8.568cm" draw:start-shape="id13" draw:start-glue-point="1" draw:end-shape="id16" draw:end-glue-point="3" svg:d="M14637 8688c2547 0 849-120 3396-120" svg:viewBox="0 0 3397 121">
          <text:p/>
        </draw:connector>
        <draw:connector draw:style-name="gr11" draw:text-style-name="P4" draw:layer="layout" draw:type="curve" svg:x1="14.364cm" svg:y1="12.909cm" svg:x2="18.036cm" svg:y2="12.871cm" draw:start-shape="id11" draw:start-glue-point="1" draw:end-shape="id19" draw:end-glue-point="3" svg:d="M14364 12909c2755 0 920-38 3672-38" svg:viewBox="0 0 3673 39">
          <text:p/>
        </draw:connector>
        <draw:frame draw:style-name="gr12" draw:text-style-name="P5" draw:layer="layout" svg:width="1.205cm" svg:height="1.47cm" svg:x="0.573cm" svg:y="7.674cm">
          <draw:text-box>
            <text:p>00</text:p>
          </draw:text-box>
        </draw:frame>
        <draw:frame draw:style-name="gr12" draw:text-style-name="P5" draw:layer="layout" svg:width="1.205cm" svg:height="1.47cm" svg:x="3.556cm" svg:y="3.302cm">
          <draw:text-box>
            <text:p>01</text:p>
          </draw:text-box>
        </draw:frame>
        <draw:frame draw:style-name="gr12" draw:text-style-name="P5" draw:layer="layout" svg:width="1.205cm" svg:height="1.47cm" svg:x="3.556cm" svg:y="8.69cm">
          <draw:text-box>
            <text:p>02</text:p>
          </draw:text-box>
        </draw:frame>
        <draw:frame draw:style-name="gr12" draw:text-style-name="P5" draw:layer="layout" svg:width="1.205cm" svg:height="1.47cm" svg:x="3.556cm" svg:y="12.939cm">
          <draw:text-box>
            <text:p>03</text:p>
          </draw:text-box>
        </draw:frame>
        <draw:frame draw:style-name="gr12" draw:text-style-name="P5" draw:layer="layout" svg:width="1.205cm" svg:height="1.47cm" svg:x="6.702cm" svg:y="4.626cm">
          <draw:text-box>
            <text:p>04</text:p>
          </draw:text-box>
        </draw:frame>
        <draw:frame draw:style-name="gr13" draw:text-style-name="P5" draw:layer="layout" svg:width="1.205cm" svg:height="0.962cm" svg:x="6.702cm" svg:y="8.89cm">
          <draw:text-box>
            <text:p>05</text:p>
          </draw:text-box>
        </draw:frame>
        <draw:frame draw:style-name="gr12" draw:text-style-name="P5" draw:layer="layout" svg:width="1.205cm" svg:height="1.47cm" svg:x="6.702cm" svg:y="13.447cm">
          <draw:text-box>
            <text:p>06</text:p>
          </draw:text-box>
        </draw:frame>
        <draw:frame draw:style-name="gr12" draw:text-style-name="P5" draw:layer="layout" svg:width="1.205cm" svg:height="1.47cm" svg:x="11.684cm" svg:y="8.349cm">
          <draw:text-box>
            <text:p>07</text:p>
          </draw:text-box>
        </draw:frame>
        <draw:frame draw:style-name="gr12" draw:text-style-name="P5" draw:layer="layout" svg:width="1.205cm" svg:height="1.47cm" svg:x="14.035cm" svg:y="4.626cm">
          <draw:text-box>
            <text:p>08</text:p>
          </draw:text-box>
        </draw:frame>
        <draw:frame draw:style-name="gr12" draw:text-style-name="P5" draw:layer="layout" svg:width="1.205cm" svg:height="1.47cm" svg:x="14.224cm" svg:y="8.89cm">
          <draw:text-box>
            <text:p>09</text:p>
          </draw:text-box>
        </draw:frame>
        <draw:frame draw:style-name="gr12" draw:text-style-name="P5" draw:layer="layout" svg:width="1.205cm" svg:height="1.47cm" svg:x="14.151cm" svg:y="13.05cm">
          <draw:text-box>
            <text:p>10</text:p>
          </draw:text-box>
        </draw:frame>
        <draw:frame draw:style-name="gr12" draw:text-style-name="P5" draw:layer="layout" svg:width="1.205cm" svg:height="1.47cm" svg:x="17.018cm" svg:y="4.572cm">
          <draw:text-box>
            <text:p>11</text:p>
          </draw:text-box>
        </draw:frame>
        <draw:frame draw:style-name="gr12" draw:text-style-name="P5" draw:layer="layout" svg:width="1.205cm" svg:height="1.47cm" svg:x="17.083cm" svg:y="8.944cm">
          <draw:text-box>
            <text:p>12</text:p>
          </draw:text-box>
        </draw:frame>
        <draw:frame draw:style-name="gr12" draw:text-style-name="P5" draw:layer="layout" svg:width="1.205cm" svg:height="1.47cm" svg:x="17.272cm" svg:y="13.262cm">
          <draw:text-box>
            <text:p>13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 xml:id="id21" draw:id="id21">
          <draw:custom-shape draw:style-name="gr3" draw:text-style-name="P1" draw:layer="layout" svg:width="0.648cm" svg:height="1.075cm" svg:x="0.947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.043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.297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.27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7" draw:layer="layout" svg:width="1.205cm" svg:height="1.47cm" svg:x="0.573cm" svg:y="7.674cm">
          <draw:text-box>
            <text:p><text:span text:style-name="T1">00</text:span></text:p>
          </draw:text-box>
        </draw:frame>
        <draw:g xml:id="id22" draw:id="id22">
          <draw:custom-shape draw:style-name="gr3" draw:text-style-name="P1" draw:layer="layout" svg:width="0.648cm" svg:height="1.075cm" svg:x="3.599cm" svg:y="2.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3.695cm" svg:y="2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49cm" svg:y="2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22cm" svg:y="3.3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3" draw:id="id23">
          <draw:custom-shape draw:style-name="gr3" draw:text-style-name="P1" draw:layer="layout" svg:width="0.648cm" svg:height="1.075cm" svg:x="3.599cm" svg:y="6.2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3.695cm" svg:y="6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49cm" svg:y="6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22cm" svg:y="7.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4" draw:id="id24">
          <draw:custom-shape draw:style-name="gr3" draw:text-style-name="P1" draw:layer="layout" svg:width="0.648cm" svg:height="1.075cm" svg:x="3.599cm" svg:y="10.3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3.695cm" svg:y="10.4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49cm" svg:y="10.4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22cm" svg:y="1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draw:layer="layout" svg:width="0.436cm" svg:height="0.474cm" svg:x="3.452cm" svg:y="2.32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3.949cm" svg:y="6.09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3.993cm" svg:y="10.88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g xml:id="id27" draw:id="id27">
          <draw:custom-shape draw:style-name="gr3" draw:text-style-name="P1" draw:layer="layout" svg:width="0.648cm" svg:height="1.075cm" svg:x="6.88cm" svg:y="2.5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6.976cm" svg:y="2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3cm" svg:y="2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03cm" svg:y="3.3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5" draw:id="id25">
          <draw:custom-shape draw:style-name="gr3" draw:text-style-name="P1" draw:layer="layout" svg:width="0.648cm" svg:height="1.075cm" svg:x="6.88cm" svg:y="6.2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6.976cm" svg:y="6.3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3cm" svg:y="6.3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03cm" svg:y="7.0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8" draw:id="id28">
          <draw:custom-shape draw:style-name="gr3" draw:text-style-name="P1" draw:layer="layout" svg:width="0.648cm" svg:height="1.075cm" svg:x="6.88cm" svg:y="10.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6.976cm" svg:y="10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3cm" svg:y="10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03cm" svg:y="11.1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draw:layer="layout" svg:width="0.436cm" svg:height="0.474cm" svg:x="6.733cm" svg:y="2.28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7.23cm" svg:y="6.06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7.274cm" svg:y="10.85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6.731cm" svg:y="6.06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7.312cm" svg:y="3.03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7.23cm" svg:y="10.1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g xml:id="id30" draw:id="id30">
          <draw:custom-shape draw:style-name="gr3" draw:text-style-name="P1" draw:layer="layout" svg:width="0.648cm" svg:height="1.075cm" svg:x="14.737cm" svg:y="2.3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4.833cm" svg:y="2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5.087cm" svg:y="2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5.06cm" svg:y="3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6" draw:id="id26">
          <draw:custom-shape draw:style-name="gr3" draw:text-style-name="P1" draw:layer="layout" svg:width="0.648cm" svg:height="1.075cm" svg:x="10.086cm" svg:y="6.2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0.182cm" svg:y="6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0.436cm" svg:y="6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0.409cm" svg:y="7.0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xml:id="id29" draw:id="id29" draw:layer="layout" svg:width="0.436cm" svg:height="0.474cm" svg:x="14.844cm" svg:y="2.1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10.436cm" svg:y="6.02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10.416cm" svg:y="6.753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9.937cm" svg:y="6.02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15.169cm" svg:y="2.928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connector draw:style-name="gr6" draw:text-style-name="P4" draw:layer="layout" draw:type="curve" svg:x1="1.595cm" svg:y1="6.835cm" svg:x2="3.599cm" svg:y2="3.077cm" draw:start-shape="id21" draw:start-glue-point="1" draw:end-shape="id22" draw:end-glue-point="3" svg:d="M1595 6835c1504 0 503-3758 2004-3758" svg:viewBox="0 0 2005 3759">
          <text:p/>
        </draw:connector>
        <draw:connector draw:style-name="gr6" draw:text-style-name="P4" draw:layer="layout" draw:type="curve" svg:x1="1.595cm" svg:y1="6.835cm" svg:x2="3.599cm" svg:y2="6.833cm" draw:start-shape="id21" draw:start-glue-point="1" draw:end-shape="id23" draw:end-glue-point="3" svg:d="M1595 6835c1504 0 503-2 2004-2" svg:viewBox="0 0 2005 3">
          <text:p/>
        </draw:connector>
        <draw:connector draw:style-name="gr6" draw:text-style-name="P4" draw:layer="layout" draw:type="curve" svg:x1="1.595cm" svg:y1="6.835cm" svg:x2="3.599cm" svg:y2="10.892cm" draw:start-shape="id21" draw:start-glue-point="1" draw:end-shape="id24" draw:end-glue-point="3" svg:d="M1595 6835c1504 0 503 4057 2004 4057" svg:viewBox="0 0 2005 4058">
          <text:p/>
        </draw:connector>
        <draw:connector draw:style-name="gr8" draw:text-style-name="P4" draw:layer="layout" draw:type="curve" svg:x1="7.528cm" svg:y1="6.798cm" svg:x2="10.086cm" svg:y2="6.759cm" draw:start-shape="id25" draw:start-glue-point="1" draw:end-shape="id26" draw:end-glue-point="3" svg:d="M7528 6798c1920 0 641-39 2558-39" svg:viewBox="0 0 2559 40">
          <text:p/>
        </draw:connector>
        <draw:connector draw:style-name="gr8" draw:text-style-name="P4" draw:layer="layout" draw:type="curve" svg:x1="7.528cm" svg:y1="3.042cm" svg:x2="10.086cm" svg:y2="6.759cm" draw:start-shape="id27" draw:start-glue-point="1" draw:end-shape="id26" draw:end-glue-point="3" svg:d="M7528 3042c1920 0 641 3717 2558 3717" svg:viewBox="0 0 2559 3718">
          <text:p/>
        </draw:connector>
        <draw:connector draw:style-name="gr8" draw:text-style-name="P4" draw:layer="layout" draw:type="curve" svg:x1="7.528cm" svg:y1="10.857cm" svg:x2="10.086cm" svg:y2="6.759cm" draw:start-shape="id28" draw:start-glue-point="1" draw:end-shape="id26" draw:end-glue-point="3" svg:d="M7528 10857c1920 0 641-4098 2558-4098" svg:viewBox="0 0 2559 4099">
          <text:p/>
        </draw:connector>
        <draw:connector draw:style-name="gr7" draw:text-style-name="P4" draw:layer="layout" draw:type="curve" svg:x1="4.247cm" svg:y1="3.077cm" svg:x2="6.88cm" svg:y2="3.042cm" draw:start-shape="id22" draw:start-glue-point="1" draw:end-shape="id27" svg:d="M4247 3077c1975 0 659-35 2633-35" svg:viewBox="0 0 2634 36">
          <text:p/>
        </draw:connector>
        <draw:connector draw:style-name="gr7" draw:text-style-name="P4" draw:layer="layout" draw:type="curve" draw:line-skew="0.532cm" svg:x1="4.247cm" svg:y1="3.077cm" svg:x2="6.88cm" svg:y2="6.798cm" draw:start-shape="id22" draw:start-glue-point="1" draw:end-shape="id25" draw:end-glue-point="3" svg:d="M4247 3077c2773 0 1457 3721 2633 3721" svg:viewBox="0 0 2634 3722">
          <text:p/>
        </draw:connector>
        <draw:connector draw:style-name="gr7" draw:text-style-name="P4" draw:layer="layout" draw:type="curve" draw:line-skew="-0.23cm" svg:x1="4.247cm" svg:y1="6.833cm" svg:x2="6.88cm" svg:y2="10.857cm" draw:start-shape="id23" draw:start-glue-point="1" draw:end-shape="id28" draw:end-glue-point="3" svg:d="M4247 6833c1630 0 314 4024 2633 4024" svg:viewBox="0 0 2634 4025">
          <text:p/>
        </draw:connector>
        <draw:connector draw:style-name="gr7" draw:text-style-name="P4" draw:layer="layout" draw:type="curve" svg:x1="4.247cm" svg:y1="6.833cm" svg:x2="6.88cm" svg:y2="6.798cm" draw:start-shape="id23" draw:start-glue-point="1" draw:end-shape="id25" draw:end-glue-point="3" svg:d="M4247 6833c1975 0 659-35 2633-35" svg:viewBox="0 0 2634 36">
          <text:p/>
        </draw:connector>
        <draw:connector draw:style-name="gr7" draw:text-style-name="P4" draw:layer="layout" draw:type="curve" svg:x1="4.247cm" svg:y1="10.892cm" svg:x2="6.88cm" svg:y2="10.857cm" draw:start-shape="id24" draw:end-shape="id28" draw:end-glue-point="3" svg:d="M4247 10892c1975 0 659-35 2633-35" svg:viewBox="0 0 2634 36">
          <text:p/>
        </draw:connector>
        <draw:connector draw:style-name="gr7" draw:text-style-name="P4" draw:layer="layout" draw:type="curve" svg:x1="4.247cm" svg:y1="10.892cm" svg:x2="6.88cm" svg:y2="3.042cm" draw:start-shape="id24" draw:start-glue-point="1" draw:end-shape="id27" draw:end-glue-point="3" svg:d="M4247 10892c1975 0 659-7850 2633-7850" svg:viewBox="0 0 2634 7851">
          <text:p/>
        </draw:connector>
        <draw:connector draw:style-name="gr10" draw:text-style-name="P4" draw:layer="layout" draw:type="curve" draw:line-skew="-0.921cm" svg:x1="7.204cm" svg:y1="2.505cm" svg:x2="15.062cm" svg:y2="2.17cm" draw:start-shape="id27" draw:start-glue-point="0" draw:end-shape="id29" draw:end-glue-point="0" svg:d="M7204 2505c0-2635 7858-2468 7858-335" svg:viewBox="0 0 7859 1957">
          <text:p/>
        </draw:connector>
        <draw:connector draw:style-name="gr10" draw:text-style-name="P4" draw:layer="layout" draw:type="curve" draw:line-skew="1.059cm" svg:x1="7.528cm" svg:y1="10.857cm" svg:x2="14.737cm" svg:y2="2.926cm" draw:start-shape="id28" draw:start-glue-point="1" draw:end-shape="id30" draw:end-glue-point="3" svg:d="M7528 10857c6996 0 3392-7931 7209-7931" svg:viewBox="0 0 7210 7932">
          <text:p/>
        </draw:connector>
        <draw:g xml:id="id32" draw:id="id32">
          <draw:custom-shape draw:style-name="gr3" draw:text-style-name="P1" draw:layer="layout" svg:width="0.648cm" svg:height="1.075cm" svg:x="11.836cm" svg:y="2.4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1.932cm" svg:y="2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2.186cm" svg:y="2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2.159cm" svg:y="3.2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xml:id="id31" draw:id="id31" draw:layer="layout" svg:width="0.436cm" svg:height="0.474cm" svg:x="11.943cm" svg:y="2.19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connector draw:style-name="gr9" draw:text-style-name="P4" draw:layer="layout" draw:type="curve" draw:line-skew="-0.963cm" svg:x1="3.923cm" svg:y1="2.54cm" svg:x2="12.161cm" svg:y2="2.194cm" draw:start-shape="id22" draw:start-glue-point="0" draw:end-shape="id31" draw:end-glue-point="0" svg:d="M3923 2540c0-2715 8238-2542 8238-346" svg:viewBox="0 0 8239 2016">
          <text:p/>
        </draw:connector>
        <draw:connector draw:style-name="gr9" draw:text-style-name="P4" draw:layer="layout" draw:type="curve" draw:line-skew="-0.676cm" svg:x1="4.247cm" svg:y1="6.833cm" svg:x2="11.836cm" svg:y2="2.95cm" draw:start-shape="id23" draw:start-glue-point="1" draw:end-shape="id32" draw:end-glue-point="3" svg:d="M4247 6833c4678 0 884-3883 7589-3883" svg:viewBox="0 0 7590 3884">
          <text:p/>
        </draw:connector>
        <draw:frame draw:style-name="gr12" draw:text-style-name="P7" draw:layer="layout" svg:width="1.205cm" svg:height="1.47cm" svg:x="3.302cm" svg:y="3.488cm">
          <draw:text-box>
            <text:p><text:span text:style-name="T1">01</text:span></text:p>
          </draw:text-box>
        </draw:frame>
        <draw:frame draw:style-name="gr12" draw:text-style-name="P7" draw:layer="layout" svg:width="1.205cm" svg:height="1.47cm" svg:x="3.302cm" svg:y="7.166cm">
          <draw:text-box>
            <text:p><text:span text:style-name="T1">02</text:span></text:p>
          </draw:text-box>
        </draw:frame>
        <draw:frame draw:style-name="gr12" draw:text-style-name="P7" draw:layer="layout" svg:width="1.205cm" svg:height="1.47cm" svg:x="3.367cm" svg:y="11.23cm">
          <draw:text-box>
            <text:p><text:span text:style-name="T1">03</text:span></text:p>
          </draw:text-box>
        </draw:frame>
        <draw:frame draw:style-name="gr12" draw:text-style-name="P7" draw:layer="layout" svg:width="1.205cm" svg:height="1.47cm" svg:x="6.669cm" svg:y="3.356cm">
          <draw:text-box>
            <text:p><text:span text:style-name="T1">04</text:span></text:p>
          </draw:text-box>
        </draw:frame>
        <draw:frame draw:style-name="gr12" draw:text-style-name="P7" draw:layer="layout" svg:width="1.205cm" svg:height="1.47cm" svg:x="6.604cm" svg:y="7.166cm">
          <draw:text-box>
            <text:p><text:span text:style-name="T1">05</text:span></text:p>
          </draw:text-box>
        </draw:frame>
        <draw:frame draw:style-name="gr12" draw:text-style-name="P7" draw:layer="layout" svg:width="1.205cm" svg:height="1.47cm" svg:x="6.604cm" svg:y="11.23cm">
          <draw:text-box>
            <text:p><text:span text:style-name="T1">06</text:span></text:p>
          </draw:text-box>
        </draw:frame>
        <draw:frame draw:style-name="gr12" draw:text-style-name="P7" draw:layer="layout" svg:width="1.205cm" svg:height="1.47cm" svg:x="9.817cm" svg:y="7.112cm">
          <draw:text-box>
            <text:p><text:span text:style-name="T1">07</text:span></text:p>
          </draw:text-box>
        </draw:frame>
        <draw:frame draw:style-name="gr12" draw:text-style-name="P7" draw:layer="layout" svg:width="1.205cm" svg:height="1.47cm" svg:x="11.495cm" svg:y="3.302cm">
          <draw:text-box>
            <text:p><text:span text:style-name="T1">08</text:span></text:p>
          </draw:text-box>
        </draw:frame>
        <draw:frame draw:style-name="gr12" draw:text-style-name="P7" draw:layer="layout" svg:width="1.205cm" svg:height="1.47cm" svg:x="14.478cm" svg:y="3.302cm">
          <draw:text-box>
            <text:p><text:span text:style-name="T1">11</text:span></text:p>
          </draw:text-box>
        </draw:frame>
        <draw:connector draw:style-name="gr11" draw:text-style-name="P4" draw:layer="layout" draw:type="curve" svg:x1="12.484cm" svg:y1="2.95cm" svg:x2="14.737cm" svg:y2="2.926cm" draw:start-shape="id32" draw:start-glue-point="1" draw:end-shape="id30" draw:end-glue-point="3" svg:d="M12484 2950c1690 0 564-24 2253-24" svg:viewBox="0 0 2254 25">
          <text:p/>
        </draw:connector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g xml:id="id33" draw:id="id33">
          <draw:custom-shape draw:style-name="gr3" draw:text-style-name="P1" draw:layer="layout" svg:width="0.648cm" svg:height="1.075cm" svg:x="1.047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.143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.397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7" draw:layer="layout" svg:width="1.205cm" svg:height="1.47cm" svg:x="0.762cm" svg:y="7.42cm">
          <draw:text-box>
            <text:p><text:span text:style-name="T1">00</text:span></text:p>
          </draw:text-box>
        </draw:frame>
        <draw:g xml:id="id34" draw:id="id34">
          <draw:custom-shape draw:style-name="gr3" draw:text-style-name="P1" draw:layer="layout" svg:width="0.648cm" svg:height="1.075cm" svg:x="4.178cm" svg:y="6.2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4.274cm" svg:y="6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4.528cm" svg:y="6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5" draw:id="id35">
          <draw:custom-shape draw:style-name="gr3" draw:text-style-name="P1" draw:layer="layout" svg:width="0.648cm" svg:height="1.075cm" svg:x="4.178cm" svg:y="2.7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4.274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4.528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draw:layer="layout" svg:width="0.436cm" svg:height="0.474cm" svg:x="4.572cm" svg:y="2.5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4.029cm" svg:y="6.09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g xml:id="id36" draw:id="id36">
          <draw:custom-shape draw:style-name="gr3" draw:text-style-name="P1" draw:layer="layout" svg:width="0.648cm" svg:height="1.075cm" svg:x="7.515cm" svg:y="2.7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7.611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865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draw:layer="layout" svg:width="0.436cm" svg:height="0.474cm" svg:x="7.945cm" svg:y="2.5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g xml:id="id38" draw:id="id38">
          <draw:custom-shape draw:style-name="gr3" draw:text-style-name="P1" draw:layer="layout" svg:width="0.648cm" svg:height="1.075cm" svg:x="10.345cm" svg:y="2.7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0.441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0.695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xml:id="id37" draw:id="id37" draw:layer="layout" svg:width="0.436cm" svg:height="0.474cm" svg:x="10.485cm" svg:y="2.5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7.366cm" svg:y="2.5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connector draw:style-name="gr6" draw:text-style-name="P4" draw:layer="layout" draw:type="curve" svg:x1="1.695cm" svg:y1="6.835cm" svg:x2="4.178cm" svg:y2="6.828cm" draw:start-shape="id33" draw:start-glue-point="1" draw:end-shape="id34" draw:end-glue-point="3" svg:d="M1695 6835c1863 0 622-7 2483-7" svg:viewBox="0 0 2484 8">
          <text:p/>
        </draw:connector>
        <draw:connector draw:style-name="gr6" draw:text-style-name="P4" draw:layer="layout" draw:type="curve" svg:x1="1.695cm" svg:y1="6.835cm" svg:x2="4.178cm" svg:y2="3.272cm" draw:start-shape="id33" draw:start-glue-point="1" draw:end-shape="id35" draw:end-glue-point="3" svg:d="M1695 6835c1863 0 622-3563 2483-3563" svg:viewBox="0 0 2484 3564">
          <text:p/>
        </draw:connector>
        <draw:connector draw:style-name="gr7" draw:text-style-name="P4" draw:layer="layout" draw:type="curve" svg:x1="4.826cm" svg:y1="3.272cm" svg:x2="7.515cm" svg:y2="3.272cm" draw:start-shape="id35" draw:start-glue-point="1" draw:end-shape="id36" draw:end-glue-point="3" svg:d="M4826 3272h2689" svg:viewBox="0 0 2690 1">
          <text:p/>
        </draw:connector>
        <draw:connector draw:style-name="gr7" draw:text-style-name="P4" draw:layer="layout" draw:type="curve" svg:x1="4.826cm" svg:y1="6.828cm" svg:x2="7.515cm" svg:y2="3.272cm" draw:start-shape="id34" draw:start-glue-point="1" draw:end-shape="id36" draw:end-glue-point="3" svg:d="M4826 6828c2017 0 673-3556 2689-3556" svg:viewBox="0 0 2690 3557">
          <text:p/>
        </draw:connector>
        <draw:connector draw:style-name="gr9" draw:text-style-name="P4" draw:layer="layout" draw:type="curve" draw:line-skew="-1.232cm" svg:x1="4.502cm" svg:y1="2.735cm" svg:x2="10.703cm" svg:y2="2.54cm" draw:start-shape="id35" draw:start-glue-point="0" draw:end-shape="id37" draw:end-glue-point="0" svg:d="M4502 2735c0-2892 6201-2794 6201-195" svg:viewBox="0 0 6202 2158">
          <text:p/>
        </draw:connector>
        <draw:frame draw:style-name="gr12" draw:text-style-name="P7" draw:layer="layout" svg:width="1.205cm" svg:height="1.47cm" svg:x="3.875cm" svg:y="7.366cm">
          <draw:text-box>
            <text:p><text:span text:style-name="T1">02</text:span></text:p>
          </draw:text-box>
        </draw:frame>
        <draw:frame draw:style-name="gr12" draw:text-style-name="P7" draw:layer="layout" svg:width="1.205cm" svg:height="1.47cm" svg:x="3.81cm" svg:y="3.81cm">
          <draw:text-box>
            <text:p><text:span text:style-name="T1">01</text:span></text:p>
          </draw:text-box>
        </draw:frame>
        <draw:frame draw:style-name="gr12" draw:text-style-name="P7" draw:layer="layout" svg:width="1.205cm" svg:height="1.47cm" svg:x="7.177cm" svg:y="3.81cm">
          <draw:text-box>
            <text:p><text:span text:style-name="T1">04</text:span></text:p>
          </draw:text-box>
        </draw:frame>
        <draw:frame draw:style-name="gr12" draw:text-style-name="P7" draw:layer="layout" svg:width="1.205cm" svg:height="1.47cm" svg:x="10.16cm" svg:y="3.81cm">
          <draw:text-box>
            <text:p><text:span text:style-name="T1">08</text:span></text:p>
          </draw:text-box>
        </draw:frame>
        <draw:connector draw:style-name="gr9" draw:text-style-name="P4" draw:layer="layout" draw:type="curve" draw:line-skew="0.796cm" svg:x1="4.826cm" svg:y1="6.828cm" svg:x2="10.345cm" svg:y2="3.272cm" draw:start-shape="id34" draw:start-glue-point="1" draw:end-shape="id38" draw:end-glue-point="3" svg:d="M4826 6828c5334 0 2575-3556 5519-3556" svg:viewBox="0 0 5520 3557">
          <text:p/>
        </draw:connector>
        <presentation:notes draw:style-name="dp2">
          <draw:page-thumbnail draw:style-name="gr14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g xml:id="id39" draw:id="id39">
          <draw:custom-shape draw:style-name="gr3" draw:text-style-name="P1" draw:layer="layout" svg:width="0.648cm" svg:height="1.075cm" svg:x="1.047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.143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7" draw:layer="layout" svg:width="1.205cm" svg:height="1.47cm" svg:x="0.762cm" svg:y="7.42cm">
          <draw:text-box>
            <text:p><text:span text:style-name="T1">00</text:span></text:p>
          </draw:text-box>
        </draw:frame>
        <draw:g xml:id="id40" draw:id="id40">
          <draw:custom-shape draw:style-name="gr3" draw:text-style-name="P1" draw:layer="layout" svg:width="0.648cm" svg:height="1.075cm" svg:x="4.414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4.51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7" draw:layer="layout" svg:width="1.205cm" svg:height="1.47cm" svg:x="4.129cm" svg:y="7.42cm">
          <draw:text-box>
            <text:p><text:span text:style-name="T1">01</text:span></text:p>
          </draw:text-box>
        </draw:frame>
        <draw:path draw:style-name="gr5" draw:text-style-name="P3" draw:layer="layout" svg:width="0.436cm" svg:height="0.474cm" svg:x="4.265cm" svg:y="6.098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connector draw:style-name="gr6" draw:text-style-name="P4" draw:layer="layout" draw:type="curve" svg:x1="1.695cm" svg:y1="6.835cm" svg:x2="4.414cm" svg:y2="6.835cm" draw:start-shape="id39" draw:start-glue-point="1" draw:end-shape="id40" draw:end-glue-point="3" svg:d="M1695 6835h2719" svg:viewBox="0 0 2720 1">
          <text:p/>
        </draw:connector>
        <presentation:notes draw:style-name="dp2">
          <draw:page-thumbnail draw:style-name="gr14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g xml:id="id41" draw:id="id41">
          <draw:custom-shape draw:style-name="gr1" draw:text-style-name="P1" draw:layer="layout" svg:width="0.648cm" svg:height="1.075cm" svg:x="0.947cm" svg:y="6.29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192cm" svg:height="0.192cm" svg:x="1.043cm" svg:y="6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1.297cm" svg:y="6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1.297cm" svg:y="6.6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3" draw:id="id43">
          <draw:g>
            <draw:custom-shape draw:style-name="gr1" draw:text-style-name="P1" draw:layer="layout" svg:width="0.648cm" svg:height="1.075cm" svg:x="2.895cm" svg:y="3.73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2.991cm" svg:y="3.8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3.245cm" svg:y="3.8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3.245cm" svg:y="4.0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3.289cm" svg:y="3.5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44" draw:id="id44">
          <draw:g>
            <draw:custom-shape draw:style-name="gr1" draw:text-style-name="P1" draw:layer="layout" svg:width="0.648cm" svg:height="1.075cm" svg:x="2.895cm" svg:y="3.55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2.991cm" svg:y="3.6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3.245cm" svg:y="3.6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3.245cm" svg:y="3.9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3.36cm" svg:y="3.55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53" draw:id="id53">
          <draw:g>
            <draw:custom-shape draw:style-name="gr1" draw:text-style-name="P1" draw:layer="layout" svg:width="0.648cm" svg:height="1.075cm" svg:x="7.79cm" svg:y="3.7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7.886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8.14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8.14cm" svg:y="4.1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7.536cm" svg:y="3.49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8.14cm" svg:y="3.49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46" draw:id="id46">
          <draw:g>
            <draw:custom-shape draw:style-name="gr1" draw:text-style-name="P1" draw:layer="layout" svg:width="0.648cm" svg:height="1.075cm" svg:x="7.79cm" svg:y="3.71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7.886cm" svg:y="3.8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8.14cm" svg:y="3.8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8.14cm" svg:y="4.0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8.198cm" svg:y="3.49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8.198cm" svg:y="3.75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45" draw:id="id45">
          <draw:g>
            <draw:custom-shape draw:style-name="gr1" draw:text-style-name="P1" draw:layer="layout" svg:width="0.648cm" svg:height="1.075cm" svg:x="7.849cm" svg:y="3.4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7.945cm" svg:y="3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8.199cm" svg:y="3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8.199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8.199cm" svg:y="3.49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7.7cm" svg:y="3.30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47" draw:id="id47">
          <draw:g>
            <draw:custom-shape draw:style-name="gr1" draw:text-style-name="P1" draw:layer="layout" svg:width="0.648cm" svg:height="1.075cm" svg:x="14.223cm" svg:y="1.97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14.319cm" svg:y="2.0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4.573cm" svg:y="2.0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4.573cm" svg:y="2.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14.006cm" svg:y="1.76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14.549cm" svg:y="1.719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14.549cm" svg:y="1.98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48" draw:id="id48">
          <draw:g>
            <draw:custom-shape draw:style-name="gr1" draw:text-style-name="P1" draw:layer="layout" svg:width="0.648cm" svg:height="1.075cm" svg:x="6.79cm" svg:y="11.2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6.886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7.1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7.14cm" svg:y="11.6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6.895cm" svg:y="11.11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42" draw:id="id42">
          <draw:g>
            <draw:custom-shape draw:style-name="gr1" draw:text-style-name="P1" draw:layer="layout" svg:width="0.648cm" svg:height="1.075cm" svg:x="2.91cm" svg:y="3.4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3.006cm" svg:y="3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3.26cm" svg:y="3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3.26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2.763cm" svg:y="3.245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2.765cm" svg:y="3.24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54" draw:id="id54">
          <draw:g>
            <draw:custom-shape draw:style-name="gr1" draw:text-style-name="P1" draw:layer="layout" svg:width="0.648cm" svg:height="1.075cm" svg:x="6.79cm" svg:y="11.11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6.886cm" svg:y="11.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7.14cm" svg:y="11.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7.14cm" svg:y="11.4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79cm" svg:height="0.438cm" svg:x="7.14cm" svg:y="11.228cm" svg:viewBox="0 0 480 439" svg:d="M477 255c14-48-31-75-67-77-47-3-72-16-112-19-41-2-69-34-102-53-36-21-36-57-67-85-27-24-64-33-90 2-28 38-7 72 18 89 43 28 103 61 104 108 1 31-33 55-71 68-35 11-78 28-88 62-13 38 47 118 101 77 26-20 44-49 66-73 24-25 57-47 92-55 43-10 92-16 135 4l39 2 31-18 14-19z">
            <text:p/>
          </draw:path>
        </draw:g>
        <draw:g xml:id="id49" draw:id="id49">
          <draw:g>
            <draw:custom-shape draw:style-name="gr1" draw:text-style-name="P1" draw:layer="layout" svg:width="0.648cm" svg:height="1.075cm" svg:x="6.79cm" svg:y="11.22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6.886cm" svg:y="11.3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7.14cm" svg:y="11.3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7.14cm" svg:y="11.5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62cm" svg:height="0.485cm" svg:x="6.835cm" svg:y="11.421cm" svg:viewBox="0 0 463 486" svg:d="M20 465c32 38 80 16 102-12 29-37 53-50 78-81 25-33 68-38 102-54 38-18 68 3 108-7 35-9 63-34 49-76-15-44-55-46-83-35-47 19-108 50-148 24-26-17-27-59-15-97 10-35 21-80-2-108-24-32-123-28-120 40 2 33 16 64 22 96 7 34 6 73-6 107-17 41-40 85-80 109l-24 31-3 36 7 21z">
            <text:p/>
          </draw:path>
        </draw:g>
        <draw:g xml:id="id51" draw:id="id51">
          <draw:g>
            <draw:custom-shape draw:style-name="gr1" draw:text-style-name="P1" draw:layer="layout" svg:width="0.648cm" svg:height="1.075cm" svg:x="13.378cm" svg:y="8.80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13.474cm" svg:y="8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3.728cm" svg:y="8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3.728cm" svg:y="9.1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13.483cm" svg:y="8.62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43cm" svg:height="0.492cm" svg:x="13.78cm" svg:y="8.966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g xml:id="id52" draw:id="id52">
          <draw:g>
            <draw:custom-shape draw:style-name="gr1" draw:text-style-name="P1" draw:layer="layout" svg:width="0.648cm" svg:height="1.075cm" svg:x="13.462cm" svg:y="8.96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13.558cm" svg:y="9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3.812cm" svg:y="9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3.812cm" svg:y="9.3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62cm" svg:height="0.485cm" svg:x="13.507cm" svg:y="9.16cm" svg:viewBox="0 0 463 486" svg:d="M20 465c32 38 80 16 102-12 29-37 53-50 78-81 25-33 68-38 102-54 38-18 68 3 108-7 35-9 63-34 49-76-15-44-55-46-83-35-47 19-108 50-148 24-26-17-27-59-15-97 10-35 21-80-2-108-24-32-123-28-120 40 2 33 16 64 22 96 7 34 6 73-6 107-17 41-40 85-80 109l-24 31-3 36 7 21z">
            <text:p/>
          </draw:path>
          <draw:path draw:style-name="gr5" draw:text-style-name="P3" draw:layer="layout" svg:width="0.443cm" svg:height="0.492cm" svg:x="13.871cm" svg:y="8.89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g xml:id="id50" draw:id="id50">
          <draw:g>
            <draw:custom-shape draw:style-name="gr1" draw:text-style-name="P1" draw:layer="layout" svg:width="0.648cm" svg:height="1.075cm" svg:x="13.556cm" svg:y="8.62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13.652cm" svg:y="8.7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3.906cm" svg:y="8.7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3.906cm" svg:y="8.9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79cm" svg:height="0.438cm" svg:x="13.906cm" svg:y="8.733cm" svg:viewBox="0 0 480 439" svg:d="M477 255c14-48-31-75-67-77-47-3-72-16-112-19-41-2-69-34-102-53-36-21-36-57-67-85-27-24-64-33-90 2-28 38-7 72 18 89 43 28 103 61 104 108 1 31-33 55-71 68-35 11-78 28-88 62-13 38 47 118 101 77 26-20 44-49 66-73 24-25 57-47 92-55 43-10 92-16 135 4l39 2 31-18 14-19z">
            <text:p/>
          </draw:path>
          <draw:path draw:style-name="gr5" draw:text-style-name="P3" draw:layer="layout" svg:width="0.443cm" svg:height="0.492cm" svg:x="13.462cm" svg:y="8.382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connector draw:style-name="gr6" draw:text-style-name="P4" draw:layer="layout" draw:type="curve" svg:x1="1.595cm" svg:y1="6.835cm" svg:x2="2.763cm" svg:y2="3.908cm" draw:start-shape="id41" draw:start-glue-point="1" draw:end-shape="id42" draw:end-glue-point="3" svg:d="M1595 6835c877 0 294-2927 1168-2927" svg:viewBox="0 0 1169 2928">
          <text:p/>
        </draw:connector>
        <draw:connector draw:style-name="gr6" draw:text-style-name="P4" draw:layer="layout" draw:type="curve" svg:x1="1.595cm" svg:y1="6.835cm" svg:x2="2.895cm" svg:y2="4.158cm" draw:start-shape="id41" draw:start-glue-point="1" draw:end-shape="id43" svg:d="M1595 6835c976 0 327-2677 1300-2677" svg:viewBox="0 0 1301 2678">
          <text:p/>
        </draw:connector>
        <draw:connector draw:style-name="gr6" draw:text-style-name="P4" draw:layer="layout" draw:type="curve" svg:x1="1.595cm" svg:y1="6.835cm" svg:x2="2.895cm" svg:y2="4.093cm" draw:start-shape="id41" draw:start-glue-point="1" draw:end-shape="id44" draw:end-glue-point="3" svg:d="M1595 6835c976 0 327-2742 1300-2742" svg:viewBox="0 0 1301 2743">
          <text:p/>
        </draw:connector>
        <draw:connector draw:style-name="gr7" draw:text-style-name="P4" draw:layer="layout" draw:type="curve" svg:x1="3.543cm" svg:y1="4.295cm" svg:x2="7.79cm" svg:y2="4.288cm" svg:d="M3543 4295c3186 0 1063-7 4247-7" svg:viewBox="0 0 4248 8">
          <text:p/>
        </draw:connector>
        <draw:connector draw:style-name="gr7" draw:text-style-name="P4" draw:layer="layout" draw:type="curve" svg:x1="3.543cm" svg:y1="4.295cm" svg:x2="7.7cm" svg:y2="3.937cm" draw:end-shape="id45" draw:end-glue-point="3" svg:d="M3543 4295c2742 0 664-358 4157-358" svg:viewBox="0 0 4158 359">
          <text:p/>
        </draw:connector>
        <draw:connector draw:style-name="gr7" draw:text-style-name="P4" draw:layer="layout" draw:type="curve" svg:x1="3.726cm" svg:y1="4.158cm" svg:x2="7.79cm" svg:y2="4.288cm" draw:start-shape="id43" svg:d="M3726 4158c3424 0 1393 130 4064 130" svg:viewBox="0 0 4065 131">
          <text:p/>
        </draw:connector>
        <draw:connector draw:style-name="gr7" draw:text-style-name="P4" draw:layer="layout" draw:type="curve" draw:line-skew="2.366cm 0.95cm" svg:x1="2.895cm" svg:y1="4.158cm" svg:x2="8.212cm" svg:y2="3.497cm" draw:start-shape="id43" draw:start-glue-point="3" draw:end-shape="id46" draw:end-glue-point="0" svg:d="M2895 4158c2797 0 2331-106 2961-103s2356 115 2356-558" svg:viewBox="0 0 5318 662">
          <text:p/>
        </draw:connector>
        <draw:connector draw:style-name="gr7" draw:text-style-name="P4" draw:layer="layout" draw:type="curve" svg:x1="3.797cm" svg:y1="4.093cm" svg:x2="7.7cm" svg:y2="3.937cm" draw:start-shape="id44" draw:start-glue-point="1" draw:end-shape="id45" svg:d="M3797 4093c2928 0 977-156 3903-156" svg:viewBox="0 0 3904 157">
          <text:p/>
        </draw:connector>
        <draw:connector draw:style-name="gr7" draw:text-style-name="P4" draw:layer="layout" draw:type="curve" svg:x1="3.797cm" svg:y1="4.093cm" svg:x2="7.79cm" svg:y2="4.145cm" draw:start-shape="id44" draw:end-shape="id46" svg:d="M3797 4093c2995 0 999 52 3993 52" svg:viewBox="0 0 3994 53">
          <text:p/>
        </draw:connector>
        <draw:connector draw:style-name="gr8" draw:text-style-name="P4" draw:layer="layout" draw:type="curve" svg:x1="8.438cm" svg:y1="4.288cm" svg:x2="14.006cm" svg:y2="2.383cm" draw:end-shape="id47" draw:end-glue-point="3" svg:d="M8438 4288c3801 0 1017-1905 5568-1905" svg:viewBox="0 0 5569 1906">
          <text:p/>
        </draw:connector>
        <draw:connector draw:style-name="gr8" draw:text-style-name="P4" draw:layer="layout" draw:type="curve" svg:x1="8.635cm" svg:y1="4.145cm" svg:x2="14.006cm" svg:y2="2.383cm" draw:start-shape="id46" draw:end-shape="id47" svg:d="M8635 4145c4029 0 1344-1762 5371-1762" svg:viewBox="0 0 5372 1763">
          <text:p/>
        </draw:connector>
        <draw:connector draw:style-name="gr8" draw:text-style-name="P4" draw:layer="layout" draw:type="curve" svg:x1="8.636cm" svg:y1="3.937cm" svg:x2="14.006cm" svg:y2="2.383cm" draw:start-shape="id45" draw:end-shape="id47" svg:d="M8636 3937c4027 0 1343-1554 5370-1554" svg:viewBox="0 0 5371 1555">
          <text:p/>
        </draw:connector>
        <draw:connector draw:style-name="gr9" draw:text-style-name="P4" draw:layer="layout" draw:type="curve" draw:line-skew="2.327cm" svg:x1="3.219cm" svg:y1="3.758cm" svg:x2="7.114cm" svg:y2="11.117cm" draw:end-shape="id48" draw:end-glue-point="0" svg:d="M3219 3758c0 8634 3895 4955 3895 7359" svg:viewBox="0 0 3896 7360">
          <text:p/>
        </draw:connector>
        <draw:connector draw:style-name="gr9" draw:text-style-name="P4" draw:layer="layout" draw:type="curve" draw:line-skew="1.482cm" svg:x1="3.16cm" svg:y1="4.572cm" svg:x2="7.114cm" svg:y2="11.228cm" draw:start-shape="id42" draw:start-glue-point="2" draw:end-shape="id49" draw:end-glue-point="0" svg:d="M3160 4572c0 7215 3954 3887 3954 6656" svg:viewBox="0 0 3955 6657">
          <text:p/>
        </draw:connector>
        <draw:connector draw:style-name="gr9" draw:text-style-name="P4" draw:layer="layout" draw:type="curve" draw:line-skew="6.219cm" svg:x1="3.31cm" svg:y1="3.51cm" svg:x2="7.114cm" svg:y2="11.117cm" draw:start-shape="id43" draw:start-glue-point="0" draw:end-shape="id48" draw:end-glue-point="0" svg:d="M3310 3510c0 8577 3804 4774 3804 7607" svg:viewBox="0 0 3805 7608">
          <text:p/>
        </draw:connector>
        <draw:connector draw:style-name="gr9" draw:text-style-name="P4" draw:layer="layout" draw:type="curve" draw:line-skew="1.635cm" svg:x1="3.31cm" svg:y1="4.806cm" svg:x2="7.114cm" svg:y2="11.228cm" draw:start-shape="id43" draw:start-glue-point="2" draw:end-shape="id49" draw:end-glue-point="0" svg:d="M3310 4806c0 7269 3804 4058 3804 6422" svg:viewBox="0 0 3805 6423">
          <text:p/>
        </draw:connector>
        <draw:connector draw:style-name="gr9" draw:text-style-name="P4" draw:layer="layout" draw:type="curve" draw:line-skew="1.523cm" svg:x1="3.346cm" svg:y1="4.631cm" svg:x2="7.114cm" svg:y2="11.228cm" draw:start-shape="id44" draw:start-glue-point="2" draw:end-shape="id49" svg:d="M3346 4631c0 7231 3768 3933 3768 6597" svg:viewBox="0 0 3769 6598">
          <text:p/>
        </draw:connector>
        <draw:connector draw:style-name="gr9" draw:text-style-name="P4" draw:layer="layout" draw:type="curve" draw:line-skew="1.621cm" svg:x1="3.16cm" svg:y1="4.572cm" svg:x2="7.114cm" svg:y2="11.228cm" draw:start-shape="id42" draw:start-glue-point="2" draw:end-shape="id49" svg:d="M3160 4572c0 7423 3954 4096 3954 6656" svg:viewBox="0 0 3955 6657">
          <text:p/>
        </draw:connector>
        <draw:connector draw:style-name="gr10" draw:text-style-name="P4" draw:layer="layout" draw:type="curve" draw:line-skew="5.198cm 0cm -1.179cm" svg:x1="8.168cm" svg:y1="3.302cm" svg:x2="13.924cm" svg:y2="9.697cm" draw:start-shape="id45" draw:start-glue-point="0" draw:end-shape="id50" draw:end-glue-point="2" svg:d="M8168 3302c0 7045 2881 4697 2881 5207s2875 171 2875 1188" svg:viewBox="0 0 5757 6396">
          <text:p/>
        </draw:connector>
        <draw:connector draw:style-name="gr10" draw:text-style-name="P4" draw:layer="layout" draw:type="curve" draw:line-skew="5.198cm 0cm -1.359cm" svg:x1="8.168cm" svg:y1="3.302cm" svg:x2="13.801cm" svg:y2="9.877cm" draw:start-shape="id45" draw:start-glue-point="0" draw:end-shape="id51" draw:end-glue-point="2" svg:d="M8168 3302c0 7045 2839 4697 2839 5207s2794 81 2794 1368" svg:viewBox="0 0 5634 6576">
          <text:p/>
        </draw:connector>
        <draw:connector draw:style-name="gr10" draw:text-style-name="P4" draw:layer="layout" draw:type="curve" draw:line-skew="4.888cm 0cm -1.826cm" svg:x1="8.212cm" svg:y1="3.497cm" svg:x2="13.801cm" svg:y2="9.877cm" draw:start-shape="id46" draw:start-glue-point="0" draw:end-shape="id51" draw:end-glue-point="2" svg:d="M8212 3497c0 6580 2795 4387 2795 4721s2794-328 2794 1659" svg:viewBox="0 0 5590 6381">
          <text:p/>
        </draw:connector>
        <draw:connector draw:style-name="gr10" draw:text-style-name="P4" draw:layer="layout" draw:type="curve" draw:line-skew="1.54cm" svg:x1="8.212cm" svg:y1="4.793cm" svg:x2="13.888cm" svg:y2="8.89cm" draw:start-shape="id46" draw:start-glue-point="2" draw:end-shape="id52" draw:end-glue-point="0" svg:d="M8212 4793c0 5383 5676 3335 5676 4097" svg:viewBox="0 0 5677 4098">
          <text:p/>
        </draw:connector>
        <draw:connector draw:style-name="gr10" draw:text-style-name="P4" draw:layer="layout" draw:type="curve" draw:line-skew="1.788cm" svg:x1="8.056cm" svg:y1="4.826cm" svg:x2="13.924cm" svg:y2="8.382cm" draw:start-shape="id53" draw:start-glue-point="2" draw:end-shape="id50" svg:d="M8056 4826c0 5349 5868 3571 5868 3556" svg:viewBox="0 0 5869 3852">
          <text:p/>
        </draw:connector>
        <draw:connector draw:style-name="gr10" draw:text-style-name="P4" draw:layer="layout" draw:type="curve" draw:line-skew="1.556cm" svg:x1="8.056cm" svg:y1="4.826cm" svg:x2="13.888cm" svg:y2="8.89cm" draw:start-shape="id53" draw:start-glue-point="2" draw:end-shape="id52" svg:d="M8056 4826c0 5382 5832 3350 5832 4064" svg:viewBox="0 0 5833 4065">
          <text:p/>
        </draw:connector>
        <draw:connector draw:style-name="gr11" draw:text-style-name="P4" draw:layer="layout" draw:type="curve" svg:x1="7.438cm" svg:y1="11.744cm" svg:x2="13.378cm" svg:y2="9.249cm" draw:start-shape="id48" draw:start-glue-point="1" draw:end-shape="id51" draw:end-glue-point="3" svg:d="M7438 11744c4456 0 1487-2495 5940-2495" svg:viewBox="0 0 5941 2496">
          <text:p/>
        </draw:connector>
        <draw:connector draw:style-name="gr11" draw:text-style-name="P4" draw:layer="layout" draw:type="curve" svg:x1="7.62cm" svg:y1="11.654cm" svg:x2="13.462cm" svg:y2="9.039cm" draw:start-shape="id54" draw:start-glue-point="1" draw:end-shape="id50" draw:end-glue-point="3" svg:d="M7620 11654c4381 0 1461-2615 5842-2615" svg:viewBox="0 0 5843 2616">
          <text:p/>
        </draw:connector>
        <draw:connector draw:style-name="gr11" draw:text-style-name="P4" draw:layer="layout" draw:type="curve" svg:x1="7.438cm" svg:y1="11.765cm" svg:x2="13.462cm" svg:y2="9.466cm" draw:start-shape="id49" draw:start-glue-point="1" draw:end-shape="id52" draw:end-glue-point="3" svg:d="M7438 11765c4519 0 1508-2299 6024-2299" svg:viewBox="0 0 6025 2300">
          <text:p/>
        </draw:connector>
        <draw:frame draw:style-name="gr12" draw:text-style-name="P7" draw:layer="layout" svg:width="1.205cm" svg:height="1.47cm" svg:x="0.573cm" svg:y="7.674cm">
          <draw:text-box>
            <text:p><text:span text:style-name="T1">00</text:span></text:p>
          </draw:text-box>
        </draw:frame>
        <draw:frame draw:style-name="gr12" draw:text-style-name="P7" draw:layer="layout" svg:width="1.205cm" svg:height="1.47cm" svg:x="3.556cm" svg:y="3.302cm">
          <draw:text-box>
            <text:p><text:span text:style-name="T1">01</text:span></text:p>
          </draw:text-box>
        </draw:frame>
        <draw:frame draw:style-name="gr12" draw:text-style-name="P7" draw:layer="layout" svg:width="1.205cm" svg:height="1.47cm" svg:x="6.702cm" svg:y="4.626cm">
          <draw:text-box>
            <text:p><text:span text:style-name="T1">04</text:span></text:p>
          </draw:text-box>
        </draw:frame>
        <draw:frame draw:style-name="gr12" draw:text-style-name="P5" draw:layer="layout" svg:width="1.205cm" svg:height="1.47cm" svg:x="14.006cm" svg:y="0.913cm">
          <draw:text-box>
            <text:p>07</text:p>
          </draw:text-box>
        </draw:frame>
        <draw:frame draw:style-name="gr12" draw:text-style-name="P5" draw:layer="layout" svg:width="1.205cm" svg:height="1.47cm" svg:x="5.399cm" svg:y="11.228cm">
          <draw:text-box>
            <text:p>08</text:p>
          </draw:text-box>
        </draw:frame>
        <draw:frame draw:style-name="gr12" draw:text-style-name="P5" draw:layer="layout" svg:width="1.205cm" svg:height="1.47cm" svg:x="14.478cm" svg:y="8.182cm">
          <draw:text-box>
            <text:p>11</text:p>
          </draw:text-box>
        </draw:frame>
        <presentation:notes draw:style-name="dp2">
          <draw:page-thumbnail draw:style-name="gr14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9T15:52:42.769648369</meta:creation-date>
    <dc:date>2015-09-25T18:39:50.322000000</dc:date>
    <meta:editing-duration>PT10H25M28S</meta:editing-duration>
    <meta:editing-cycles>14</meta:editing-cycles>
    <meta:generator>LibreOffice/5.0.1.2$Windows_x86 LibreOffice_project/81898c9f5c0d43f3473ba111d7b351050be20261</meta:generator>
    <meta:document-statistic meta:object-count="453"/>
  </office:meta>
</office:document-meta>
</file>